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530" officeooo:paragraph-rsid="00174530"/>
    </style:style>
    <style:style style:name="P2" style:family="paragraph" style:parent-style-name="Standard">
      <style:text-properties officeooo:paragraph-rsid="00174530"/>
    </style:style>
    <style:style style:name="P3" style:family="paragraph" style:parent-style-name="Standard">
      <style:text-properties fo:font-weight="bold" officeooo:rsid="00174530" officeooo:paragraph-rsid="00174530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74530" officeooo:paragraph-rsid="00174530" style:font-weight-asian="bold" style:font-weight-complex="bold"/>
    </style:style>
    <style:style style:name="P5" style:family="paragraph" style:parent-style-name="Standard">
      <style:text-properties fo:font-weight="normal" officeooo:rsid="00174530" officeooo:paragraph-rsid="00174530" style:font-weight-asian="normal" style:font-weight-complex="normal"/>
    </style:style>
    <style:style style:name="T1" style:family="text">
      <style:text-properties fo:font-weight="bold" officeooo:rsid="0017453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www.planttext.com/" text:style-name="Internet_20_link" text:visited-style-name="Visited_20_Internet_20_Link">www.planttext.com</text:a></text:p>
      <text:p text:style-name="P1">PlantUML</text:p>
      <text:p text:style-name="P1"/>
      <text:p text:style-name="P2"><text:span text:style-name="T1">Diagramme de séquence : Configurer le réseau Art-Net</text:span></text:p>
      <text:p text:style-name="Standard">@startuml</text:p>
      <text:p text:style-name="Standard">actor utilisateur as "utilisateur:UtilisateurPC"</text:p>
      <text:p text:style-name="Standard"/>
      <text:p text:style-name="Standard">participant ihmPC as "ihmPC:InterfacePC"</text:p>
      <text:p text:style-name="Standard">participant config as "config:ConfigurationReseau"</text:p>
      <text:p text:style-name="Standard">participant serveur as "serveur:RaspberryPi"</text:p>
      <text:p text:style-name="Standard"/>
      <text:p text:style-name="Standard">utilisateur -&gt;&gt; ihmPC : ouvrirConfigurationReseau()</text:p>
      <text:p text:style-name="Standard"/>
      <text:p text:style-name="Standard">activate ihmPC</text:p>
      <text:p text:style-name="Standard">ihmPC -&gt; utilisateur : afficherFenetreConfiguration()</text:p>
      <text:p text:style-name="Standard"/>
      <text:p text:style-name="Standard">utilisateur -&gt;&gt; ihmPC : saisirParametresArtNet(IP, univers)</text:p>
      <text:p text:style-name="Standard">ihmPC -&gt; config : verifierParametres(IP, univers)</text:p>
      <text:p text:style-name="Standard"/>
      <text:p text:style-name="Standard">activate config</text:p>
      <text:p text:style-name="Standard">config --&gt; ihmPC : parametresValides</text:p>
      <text:p text:style-name="Standard">deactivate config</text:p>
      <text:p text:style-name="Standard"/>
      <text:p text:style-name="Standard">ihmPC -&gt; config : appliquerConfiguration(IP, univers)</text:p>
      <text:p text:style-name="Standard"/>
      <text:p text:style-name="Standard">ihmPC -&gt; serveur : testerConnexionArtNet()</text:p>
      <text:p text:style-name="Standard">deactivate ihmPC</text:p>
      <text:p text:style-name="Standard"/>
      <text:p text:style-name="Standard">activate serveur</text:p>
      <text:p text:style-name="Standard">serveur --&gt; ihmPC : retourEtatConnexion</text:p>
      <text:p text:style-name="Standard">deactivate serveur</text:p>
      <text:p text:style-name="Standard"/>
      <text:p text:style-name="Standard">activate ihmPC</text:p>
      <text:p text:style-name="Standard"/>
      <text:p text:style-name="Standard">alt Connexion réussie</text:p>
      <text:p text:style-name="Standard"><text:s text:c="4"/>ihmPC -&gt; utilisateur : afficherConfirmationConfiguration()</text:p>
      <text:p text:style-name="Standard">else Connexion échouée</text:p>
      <text:p text:style-name="Standard"><text:s text:c="4"/>ihmPC -&gt; utilisateur : afficherErreurConnexion()</text:p>
      <text:p text:style-name="Standard"><text:s text:c="4"/>ihmPC -&gt; utilisateur : demanderModificationParametres()</text:p>
      <text:p text:style-name="Standard">end</text:p>
      <text:p text:style-name="Standard"/>
      <text:p text:style-name="Standard">deactivate ihmPC</text:p>
      <text:p text:style-name="Standard">@endum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Diagrame de séquence : Obtenir la liste des scènes</text:p>
      <text:p text:style-name="Standard">@startuml</text:p>
      <text:p text:style-name="Standard">actor utilisateur as "utilisateur:UtilisateurPC"</text:p>
      <text:p text:style-name="Standard"/>
      <text:p text:style-name="Standard">participant ihmPC as "ihmPC:InterfacePC"</text:p>
      <text:p text:style-name="Standard">participant serveur as "serveur:RaspberryPi"</text:p>
      <text:p text:style-name="Standard"/>
      <text:p text:style-name="Standard">utilisateur -&gt;&gt; ihmPC : demanderListeScenes()</text:p>
      <text:p text:style-name="Standard"/>
      <text:p text:style-name="Standard">activate ihmPC</text:p>
      <text:p text:style-name="Standard">ihmPC -&gt; serveur : requeteListeScenes()</text:p>
      <text:p text:style-name="Standard">deactivate ihmPC</text:p>
      <text:p text:style-name="Standard"/>
      <text:p text:style-name="Standard">activate serveur</text:p>
      <text:p text:style-name="Standard">serveur -&gt; serveur : recupererListeScenes()</text:p>
      <text:p text:style-name="Standard">serveur --&gt; ihmPC : listeScenes</text:p>
      <text:p text:style-name="Standard">deactivate serveur</text:p>
      <text:p text:style-name="Standard"/>
      <text:p text:style-name="Standard">activate ihmPC</text:p>
      <text:p text:style-name="Standard"/>
      <text:p text:style-name="Standard">alt Serveur disponible</text:p>
      <text:p text:style-name="Standard"><text:s text:c="4"/>ihmPC -&gt; utilisateur : afficherListeScenes(listeScenes)</text:p>
      <text:p text:style-name="Standard">else Serveur indisponible</text:p>
      <text:p text:style-name="Standard"><text:s text:c="4"/>ihmPC -&gt; utilisateur : afficherErreurServeur()</text:p>
      <text:p text:style-name="Standard"><text:s text:c="4"/>ihmPC -&gt; utilisateur : proposerReessai()</text:p>
      <text:p text:style-name="Standard">end</text:p>
      <text:p text:style-name="Standard"/>
      <text:p text:style-name="Standard">deactivate ihmPC</text:p>
      <text:p text:style-name="Standard">@enduml</text:p>
      <text:p text:style-name="P4">Diagramme de séquence : Composer une scène</text:p>
      <text:p text:style-name="Standard">@startuml</text:p>
      <text:p text:style-name="Standard">actor utilisateur as "utilisateur:UtilisateurPC"</text:p>
      <text:p text:style-name="Standard"/>
      <text:p text:style-name="Standard">participant ihmPC as "ihmPC:InterfacePC"</text:p>
      <text:p text:style-name="Standard">participant scene as "scene:Scene"</text:p>
      <text:p text:style-name="Standard">participant serveur as "serveur:RaspberryPi"</text:p>
      <text:p text:style-name="Standard"/>
      <text:p text:style-name="Standard">utilisateur -&gt;&gt; ihmPC : creerNouvelleScene()</text:p>
      <text:p text:style-name="Standard"/>
      <text:p text:style-name="Standard">activate ihmPC</text:p>
      <text:p text:style-name="Standard">ihmPC -&gt; scene : initialiserScene()</text:p>
      <text:p text:style-name="Standard"/>
      <text:p text:style-name="Standard">utilisateur -&gt;&gt; ihmPC : modifierCanauxDMX(valeurs)</text:p>
      <text:p text:style-name="Standard">ihmPC -&gt; scene : mettreAJourValeurs(valeurs)</text:p>
      <text:p text:style-name="Standard"/>
      <text:p text:style-name="Standard">ihmPC -&gt; serveur : envoyerValeursTest(scene)</text:p>
      <text:p text:style-name="Standard">deactivate ihmPC</text:p>
      <text:p text:style-name="Standard"/>
      <text:p text:style-name="Standard">activate serveur</text:p>
      <text:p text:style-name="Standard"/>
      <text:p text:style-name="Standard">alt Test temps réel disponible</text:p>
      <text:p text:style-name="Standard"><text:s text:c="4"/>serveur -&gt; serveur : genererTramesArtNet(scene)</text:p>
      <text:p text:style-name="Standard"><text:s text:c="4"/>serveur -&gt;&gt; ihmPC : retourTestOK</text:p>
      <text:p text:style-name="Standard">else Test indisponible</text:p>
      <text:p text:style-name="Standard"><text:s text:c="4"/>serveur -&gt;&gt; ihmPC : retourErreurTest</text:p>
      <text:p text:style-name="Standard">end</text:p>
      <text:p text:style-name="Standard"/>
      <text:p text:style-name="Standard">deactivate serveur</text:p>
      <text:p text:style-name="Standard"/>
      <text:p text:style-name="Standard">activate ihmPC</text:p>
      <text:p text:style-name="Standard">ihmPC -&gt; utilisateur : afficherEtatComposition()</text:p>
      <text:p text:style-name="Standard">deactivate ihmPC</text:p>
      <text:p text:style-name="Standard"/>
      <text:p text:style-name="Standard">@enduml</text:p>
      <text:p text:style-name="P4">Diagramme de séquence : Lancer une scène</text:p>
      <text:p text:style-name="P5">@startuml</text:p>
      <text:p text:style-name="P5">actor utilisateur as "utilisateur:UtilisateurPC"</text:p>
      <text:p text:style-name="P5"/>
      <text:p text:style-name="P5">participant ihmPC as "ihmPC:InterfacePC"</text:p>
      <text:p text:style-name="P5">participant serveur as "serveur:RaspberryPi"</text:p>
      <text:p text:style-name="P5">participant esp as "esp:ESP32"</text:p>
      <text:p text:style-name="P5">participant dmx as "dmx:ProjecteursDMX"</text:p>
      <text:p text:style-name="P5"/>
      <text:p text:style-name="P5">utilisateur -&gt;&gt; ihmPC : selectionnerScene(sceneID)</text:p>
      <text:p text:style-name="P5">utilisateur -&gt;&gt; ihmPC : cliquerLancerScene()</text:p>
      <text:p text:style-name="P5"/>
      <text:p text:style-name="P5">activate ihmPC</text:p>
      <text:p text:style-name="P5">ihmPC -&gt; serveur : demanderLancementScene(sceneID)</text:p>
      <text:p text:style-name="P5">deactivate ihmPC</text:p>
      <text:p text:style-name="P5"/>
      <text:p text:style-name="P5">activate serveur</text:p>
      <text:p text:style-name="P5"/>
      <text:p text:style-name="P5">alt Scene disponible</text:p>
      <text:p text:style-name="P5"><text:s text:c="4"/>serveur -&gt; serveur : chargerScene(sceneID)</text:p>
      <text:p text:style-name="P5"><text:s text:c="4"/>serveur -&gt; esp : envoyerTramesArtNet(donneesDMX)</text:p>
      <text:p text:style-name="P5"><text:s text:c="4"/>deactivate serveur</text:p>
      <text:p text:style-name="P5"/>
      <text:p text:style-name="P5"><text:s text:c="4"/>activate esp</text:p>
      <text:p text:style-name="P5"><text:s text:c="4"/>esp -&gt; esp : convertirArtNetDMX(donneesDMX)</text:p>
      <text:p text:style-name="P5"><text:s text:c="4"/>esp -&gt; dmx : envoyerSignalDMX(valeursCanaux)</text:p>
      <text:p text:style-name="P5"><text:s text:c="4"/>deactivate esp</text:p>
      <text:p text:style-name="P5"/>
      <text:p text:style-name="P5"><text:s text:c="4"/>activate dmx</text:p>
      <text:p text:style-name="P5"><text:s text:c="4"/>dmx -&gt; dmx : executerScene()</text:p>
      <text:p text:style-name="P5"><text:s text:c="4"/>deactivate dmx</text:p>
      <text:p text:style-name="P5"/>
      <text:p text:style-name="P5">else Scene indisponible</text:p>
      <text:p text:style-name="P5"><text:s text:c="4"/>serveur -&gt;&gt; ihmPC : erreurSceneIntrouvable()</text:p>
      <text:p text:style-name="P5"><text:s text:c="4"/>deactivate serveur</text:p>
      <text:p text:style-name="P5"/>
      <text:p text:style-name="P5"><text:s text:c="4"/>activate ihmPC</text:p>
      <text:p text:style-name="P5"><text:s text:c="4"/>ihmPC -&gt; utilisateur : afficherErreurScene()</text:p>
      <text:p text:style-name="P5"><text:s text:c="4"/>deactivate ihmPC</text:p>
      <text:p text:style-name="P5">end</text:p>
      <text:p text:style-name="P5"/>
      <text:p text:style-name="P5">@endu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0:49:22.291312913</meta:creation-date>
    <dc:date>2026-01-15T17:01:19.622267240</dc:date>
    <meta:editing-duration>PT1H51M5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10" meta:word-count="388" meta:character-count="3384" meta:non-whitespace-character-count="3013"/>
  </office:meta>
</office:document-meta>
</file>